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3.14cm" fo:margin-right="0cm" fo:text-indent="-0.6cm"/>
    </style:style>
    <style:style style:name="P7" style:family="paragraph">
      <style:paragraph-properties fo:margin-left="0.9cm" fo:margin-right="0cm" text:enable-numbering="true" fo:text-indent="-0.9cm"/>
    </style:style>
    <style:style style:name="P8" style:family="paragraph">
      <style:paragraph-properties fo:margin-left="2.07cm" fo:margin-right="0cm" text:enable-numbering="true" fo:text-indent="-0.8cm"/>
    </style:style>
    <style:style style:name="P9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ccccff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Log in</text:p>
              </text:list-item>
            </text:list>
            <text:list text:style-name="L2">
              <text:list-item>
                <text:p text:style-name="P3">Any stale transactions (more than 2 days away from their original date) must be answered: confirm or remove from the pending txn list</text:p>
              </text:list-item>
            </text:list>
            <text:list text:style-name="L2">
              <text:list-item>
                <text:p text:style-name="P3">View prediction graph and pending transactions</text:p>
              </text:list-item>
            </text:list>
            <text:list text:style-name="L2">
              <text:list-item>
                <text:list>
                  <text:list-item>
                    <text:p text:style-name="P4">Icons, Mouseovers show where txns are in graph</text:p>
                  </text:list-item>
                </text:list>
              </text:list-item>
            </text:list>
            <text:list text:style-name="L2">
              <text:list-item>
                <text:p text:style-name="P3">View recent 3 large debits, recent 3 (any) deposits</text:p>
              </text:list-item>
            </text:list>
            <text:list text:style-name="L2">
              <text:list-item>
                <text:p text:style-name="P3">View ledger and available balance, and holds contributing to available</text:p>
              </text:list-item>
            </text:list>
            <text:list text:style-name="L2">
              <text:list-item>
                <text:p text:style-name="P3">Tabs to switch between savings and checking</text:p>
              </text:list-item>
            </text:list>
            <text:list text:style-name="L2">
              <text:list-item>
                <text:p text:style-name="P3">Text box to schedule a payment</text:p>
              </text:list-item>
            </text:list>
            <text:list text:style-name="L2">
              <text:list-item>
                <text:list>
                  <text:list-item>
                    <text:p text:style-name="P4">This saves it to GVENT as well as now displaying it on pending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1"><text:span text:style-name="T1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very 12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7" draw:layer="layout" svg:width="23cm" svg:height="16.001cm" svg:x="2cm" svg:y="3.7cm" presentation:class="outline">
          <draw:text-box>
            <text:list text:style-name="L3">
              <text:list-item>
                <text:p text:style-name="P7">Download unpaid gvents for today:today+21</text:p>
              </text:list-item>
            </text:list>
            <text:list text:style-name="L3" text:continue-numbering="true">
              <text:list-item>
                <text:p text:style-name="P7">“fixup” step on transactions entered through gcal directly</text:p>
              </text:list-item>
            </text:list>
            <text:list text:style-name="L3" text:continue-numbering="true">
              <text:list-item>
                <text:p text:style-name="P7">Get Transac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bank statement ofx to Trans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account info ofx to Transactions (holds)</text:p>
                  </text:list-item>
                </text:list>
              </text:list-item>
            </text:list>
            <text:list text:style-name="L3" text:continue-numbering="true">
              <text:list-item>
                <text:p text:style-name="P7">“matchup” step</text:p>
              </text:list-item>
            </text:list>
            <text:list text:style-name="L3" text:continue-numbering="true">
              <text:list-item>
                <text:p text:style-name="P7">Update storm databas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all new register transactions (including matchup data) to banktxn tabl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scheduled transactions (from goog) to scheduledtxn tabl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network log of google, bank (success, failure, messages) to networklog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Fixup Step <text:span text:style-name="T2">(DONE)</text:span><text:tab/></text:p>
          </draw:text-box>
        </draw:frame>
        <draw:frame presentation:style-name="pr9" draw:text-style-name="P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3">Manually entered transactions (sent from cell phone or typed into google cal) are not yet marked up with extended attributes needed by afloat</text:span></text:p>
              </text:list-item>
            </text:list>
            <text:list text:style-name="L2">
              <text:list-item>
                <text:p text:style-name="P3"><text:span text:style-name="T3">But, these can be parsed from the summary and description</text:span></text:p>
              </text:list-item>
            </text:list>
            <text:list text:style-name="L2">
              <text:list-item>
                <text:p text:style-name="P3"><text:span text:style-name="T3">Fixup means download a transaction that lacks the extended attributes, parse the summary and description, then re-save the event with the extended attributes</text:span></text:p>
              </text:list-item>
            </text:list>
            <text:list text:style-name="L2">
              <text:list-item>
                <text:p text:style-name="P3"><text:span text:style-name="T3">Amount will be taken from any single numeric token in the subject line. <text:s/>Numerics preceded by a $ sign will be looked at first, then the first numeric of any kind assumed to be it</text:span></text:p>
              </text:list-item>
            </text:list>
            <text:list text:style-name="L2">
              <text:list-item>
                <text:p text:style-name="P3"><text:span text:style-name="T3">From/to taken from “From: checking” “To: savings” in the description</text:span></text:p>
              </text:list-item>
            </text:list>
            <text:list text:style-name="L2">
              <text:list-item>
                <text:p text:style-name="P3"><text:span text:style-name="T3">Parse those out, add them to attributes, save event back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3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3"><text:span text:style-name="T3">To account for a transaction, it must match a transaction from the bank</text:span></text:p>
              </text:list-item>
            </text:list>
            <text:list text:style-name="L2">
              <text:list-item>
                <text:p text:style-name="P3"><text:span text:style-name="T3"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ust be scheduled on the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ts keywords must match words in the memo of the bank-</text:span><text:span text:style-name="T3"><text:tab/></text:span><text:span text:style-name="T3">reported tx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ts amount mus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Unmatched are pushed ahead, up to two day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ust confirm an unmatched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When matched, a txn's gvent is updated with extended paid attribute (value = the date it was matched), and retitled [PAID]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1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2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amount">http://thesoftworld.com/2007/afloat#am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How much money, positive or negati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fromAccount">http://thesoftworld.com/2007/afloat#from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n a transfer, use this to indicate the debited a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toAccount">http://thesoftworld.com/2007/afloat#to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Use this to indicate the receiving account of a transf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therwise, the target account of a debit or depos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start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end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u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3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4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To rename 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presentation:style-name="pr9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eh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0-26">October 26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0-26T21:45:24</dc:date>
    <meta:editing-cycles>27</meta:editing-cycles>
    <meta:editing-duration>PT15H29M20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